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Cambria1" svg:font-family="Cambria" style:font-family-generic="system" style:font-pitch="variable"/>
    <style:font-face style:name="FreeSans1" svg:font-family="FreeSan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Compact" style:list-style-name="WWNum1002"/>
    <style:style style:name="P3" style:family="paragraph" style:parent-style-name="Standard" style:list-style-name="WWNum1001"/>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d6993"/>
    </style:style>
    <style:style style:name="T4" style:family="text">
      <style:text-properties fo:background-color="#ffff00" loext:char-shading-value="0"/>
    </style:style>
    <style:style style:name="T5"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NSF Datensätze und die (sampling)relevanten Variablen</text:h>
      <text:h text:style-name="Heading_20_2" text:outline-level="2">Datensatz_1: Projects | P3_GrantExport_with_abstracts.csv</text:h>
      <text:p text:style-name="First_20_Paragraph">Das ist der Hauptdatensatz und die meisten Variablen, die beim Sampling oder in dem weiteren Projekt benutzt werden können befinden sich hier.</text:p>
      <text:h text:style-name="Heading_20_4" text:outline-level="4">Project Number</text:h>
      <text:p text:style-name="First_20_Paragraph">Eindeutige ID, die zwischen den unterschiedlichen Datensätze<text:span text:style-name="T3">n</text:span> Projekte verbindet.<text:bookmark text:name="project-number"/></text:p>
      <text:h text:style-name="Heading_20_4" text:outline-level="4">Project Number String</text:h>
      <text:p text:style-name="First_20_Paragraph">Sieht eher aus wie diese ID nur intern eine Bedeutung hat.<text:bookmark text:name="project-number-string"/></text:p>
      <text:h text:style-name="Heading_20_4" text:outline-level="4">Project Title</text:h>
      <text:p text:style-name="First_20_Paragraph">Alle Projekte haben Überschriften aber hier befinden sich unterschiedliche Sprachen.<text:bookmark text:name="project-title"/></text:p>
      <text:h text:style-name="Heading_20_4" text:outline-level="4">Project Title English</text:h>
      <text:p text:style-name="First_20_Paragraph">Nur 40% von den Projekte<text:span text:style-name="T3">n</text:span> haben eine englische Überschrift.<text:bookmark text:name="project-title-english"/></text:p>
      <text:h text:style-name="Heading_20_4" text:outline-level="4">Reponsible Applicant</text:h>
      <text:p text:style-name="First_20_Paragraph">Der Name vo<text:span text:style-name="T3">n</text:span> der verantwortlichen Antragstellerin. Falls wir nach der Analyse <text:span text:style-name="T3">auf </text:span>die beteiligten Personen in den einzelnen Projekten zugreifen wollen, können wir sie mit <text:span text:style-name="T3">der</text:span> <text:span text:style-name="T1">Project Number</text:span> in dem <text:span text:style-name="T1">P3_PersonExport.csv</text:span> finden (der Datensatz zeigt nicht nur <text:span text:style-name="T1">Responsible Applicant</text:span> sondern auch die anderen).<text:bookmark text:name="reponsible-applicant"/></text:p>
      <text:h text:style-name="Heading_20_4" text:outline-level="4">Funding Instrument &amp; Funding Instrument Hierarchy</text:h>
      <text:p text:style-name="First_20_Paragraph">Diese sind Förderungsinstitutionen und ihre übergeordnete Kategorien. Sie könnten eher bei der Konklusionen der Recherche hilfreich sein. Z.B.: <text:span text:style-name="T1">SI aspect has a higher visibility in funding category …</text:span><text:bookmark text:name="X86125266c31115653c3d4d9ce45fefff81c311d"/></text:p>
      <text:h text:style-name="Heading_20_4" text:outline-level="4">Institution &amp; University</text:h>
      <text:p text:style-name="First_20_Paragraph">Ähnlich wie Förderungskategorien könnte die Information über Institutionen am Ende hilfreich sein, um über SI in bestimmten Institutionen zu sprechen.<text:bookmark text:name="institution-university"/></text:p>
      <text:h text:style-name="Heading_20_4" text:outline-level="4">Institution Country | <text:span text:style-name="T2">Sampling</text:span></text:h>
      <text:p text:style-name="First_20_Paragraph">Vor dem Sampling können wir bestimmen was für eine Länderverteilung wir haben wollen. Diese Variable macht uns auch möglich eine regionale Eingrenzung zu machen<text:bookmark text:name="institution-country-sampling"/></text:p>
      <text:h text:style-name="Heading_20_4" text:outline-level="4"><text:soft-page-break/>Discipline Number &amp; Discipline Name &amp; Discipline Name Hierarchy &amp; Top level of discipline | <text:span text:style-name="T2">Sampling</text:span></text:h>
      <text:p text:style-name="First_20_Paragraph">Die Fachrichtungen, ihre übergeordneten Disziplinen und als ein weiteres Level Forschungsgebiete. Diese Variablen können uns helfen einen Rahmen von den wiss. Disziplinen herzustellen und das als eine Eingrenzung zu benutzen. Weiters können diese wieder über die unterschiedlichen Aspekte in unterschiedlichen Felder argumentieren <text:span text:style-name="T3">benutzt werden</text:span>.</text:p>
      <text:p text:style-name="Text_20_body">Es gibt 159 unterschiedliche Fachrichtungen, 24 Disziplinen und 3 Forschungsgebiete.<text:bookmark text:name="X681209e1bfe8e241a55ba03bb72518811014758"/></text:p>
      <text:h text:style-name="Heading_20_4" text:outline-level="4">Start Date &amp; End Date | <text:span text:style-name="T2">Sampling</text:span></text:h>
      <text:p text:style-name="First_20_Paragraph">Diese sind wieder direkt zum Sampling relevant, weil wir bereits 2015-2018 als die Zeitspanne ausgewählt haben. Da bestimmte Projekte nicht beendet sind, <text:span text:style-name="T1">End Date</text:span> zu beachten liefert bessere Ergebnisse.</text:p>
      <text:list xml:id="list4129856217" text:style-name="WWNum1001">
        <text:list-item>
          <text:p text:style-name="P3">Zwischen 2015-2018 gibt es ~11.000 Projekte.</text:p>
        </text:list-item>
        <text:list-item>
          <text:p text:style-name="P3">Zwischen 2015-2019 ~13.500 Projekte.<text:bookmark text:name="start-date-end-date-sampling"/></text:p>
        </text:list-item>
      </text:list>
      <text:h text:style-name="Heading_20_4" text:outline-level="4">Approved Amount</text:h>
      <text:p text:style-name="First_20_Paragraph">Könnte wieder die Aussagen am Ende unterstützen aber fürs Sampling hat es keine Anwendungsmöglichkeit.<text:bookmark text:name="approved-amount"/></text:p>
      <text:h text:style-name="Heading_20_4" text:outline-level="4">Keywords | <text:span text:style-name="T2">?</text:span></text:h>
      <text:p text:style-name="First_20_Paragraph">Bestimmte Aspekte können durch die Keywords bestimmt werden. Potentiell könnten wir auch beim Sampling eine Sammlung von den Keywords beachten. Jedoch brauchen wir weitere Daten-Exploration.<text:bookmark text:name="keywords"/></text:p>
      <text:h text:style-name="Heading_20_4" text:outline-level="4">Abstract (Project)</text:h>
      <text:p text:style-name="First_20_Paragraph">Nur ~40% von den Abstracts sind vorhanden und die Sprachen hier sind wieder gemischt. Wenn wir keine kontextuelle Analyse durchführen werden sind sie <text:span text:style-name="T3">zumi</text:span>ndestens für jetzt nicht relevant.<text:bookmark text:name="abstract-project"/></text:p>
      <text:h text:style-name="Heading_20_4" text:outline-level="4">Lay Summary - Lead &amp; Lay Summary</text:h>
      <text:p text:style-name="First_20_Paragraph">Zusammenfassungen für nicht wiss. Menschen. Nur seltene Projekte beinhalten so eine Zusammenfassung und es gibt unterschiedliche Sprachen. Nicht relevant momentan.<text:bookmark text:name="lay-summary---lead-lay-summary"/><text:bookmark text:name="X9efb2b42d8e0a637a97e2c0b05c06a329293ded"/></text:p>
      <text:h text:style-name="Heading_20_2" text:outline-level="2">Datensatz_2: People | P3_PersonExport.csv</text:h>
      <text:p text:style-name="First_20_Paragraph">In den Projekten beteiligte Personen.</text:p>
      <text:h text:style-name="Heading_20_4" text:outline-level="4">Last Name &amp; First Name &amp; Institute Name</text:h>
      <text:p text:style-name="First_20_Paragraph">Diese Informationen können durch <text:span text:style-name="T1">Project Number</text:span> zugegriffen werden.<text:bookmark text:name="last-name-first-name-institute-name"/></text:p>
      <text:h text:style-name="Heading_20_4" text:outline-level="4"><text:soft-page-break/>Gender | <text:span text:style-name="T2">Sampling(?)</text:span></text:h>
      <text:p text:style-name="First_20_Paragraph">Beim Sampling könnte das Gender relevant sein, wenn wir die Verteilung der Geschlechter beachten wollen.<text:bookmark text:name="gender-sampling"/></text:p>
      <text:h text:style-name="Heading_20_4" text:outline-level="4">Institute Place</text:h>
      <text:p text:style-name="First_20_Paragraph">Die Städte von den Institutionen. Diese Granulation brauchen wir höchstwahrscheinlich nicht aber prinzipiell könnten wir hierdurch <text:span text:style-name="T1">Country</text:span>-Variable in <text:span text:style-name="T1">Country,City</text:span> umwandeln.<text:bookmark text:name="institute-place"/></text:p>
      <text:h text:style-name="Heading_20_4" text:outline-level="4">Person ID SNSF</text:h>
      <text:p text:style-name="First_20_Paragraph">IDs für die Personen aber diese Information ist nicht im dem Datensatz von den Projekte<text:span text:style-name="T3">n</text:span> vorhanden. Also, hilft uns nicht.<text:bookmark text:name="person-id-snsf"/></text:p>
      <text:h text:style-name="Heading_20_4" text:outline-level="4">ORCID</text:h>
      <text:p text:style-name="First_20_Paragraph">Nur wenige haben eine ORCID-Nummer.<text:bookmark text:name="orcid"/></text:p>
      <text:h text:style-name="Heading_20_4" text:outline-level="4">Projects as responsible Applicant &amp; Projects as Partner &amp; Projects as Practice Partner &amp; Projects as Employee &amp; Projects as Contact Person</text:h>
      <text:p text:style-name="First_20_Paragraph">In diesen Spalten stehen die zu de<text:span text:style-name="T3">r</text:span> Person assoziierten <text:span text:style-name="T1">Project Numbers</text:span>. Durch diese IDs können wir relevante Personen identifizieren.<text:bookmark text:name="X8d4379fd080a1941c976ff9c34194acae5dc02a"/><text:bookmark text:name="datensatz_2-people-p3_personexport.csv"/></text:p>
      <text:h text:style-name="Heading_20_2" text:outline-level="2">Datensatz_3: Publications | P3_PublicationExport.csv</text:h>
      <text:p text:style-name="First_20_Paragraph">Der Datensatz ist uns gerade nicht relevant. Wir haben die Informationen über Projekte bereits in dem Datensatz_1.<text:bookmark text:name="Xdac33e7a0ad555104fa3146fabf258a31060261"/></text:p>
      <text:h text:style-name="Heading_20_2" text:outline-level="2">Datensatz_4: Output Data | P3_GrantOutputDataExport.csv</text:h>
      <text:p text:style-name="First_20_Paragraph">In diesem Datensatz sehen wir was für <text:span text:style-name="T1">Outputs</text:span> von unterschiedlichen Projekten produziert wurde.</text:p>
      <text:h text:style-name="Heading_20_4" text:outline-level="4">Output Type</text:h>
      <text:p text:style-name="First_20_Paragraph">Unterschiedliche <text:span text:style-name="T1">Output</text:span>-Typen wie print media, online media, books, brochures, leaflets etc. unter dieser Variable vorhanden. Könnte eher am Ende die Aussagen unterstützen. Z.B.: <text:span text:style-name="T1">Die Projekte, in denen SI-Aspekt stärker war haben eher mehr gedruckte Medien produziert.</text:span><text:bookmark text:name="output-type"/></text:p>
      <text:h text:style-name="Heading_20_4" text:outline-level="4">Year</text:h>
      <text:p text:style-name="First_20_Paragraph">Natürlich nicht alle Projekte haben solche <text:span text:style-name="T1">Outputs</text:span> aber es sieht aus wie seit ~2014 immer mehrere Projekte sind dabei.<text:bookmark text:name="year"/><text:bookmark text:name="X4d63fad8d254009ed9c5b5810b78a2f3e8087cb"/></text:p>
      <text:h text:style-name="Heading_20_2" text:outline-level="2">Datensatz_5: Collaboration | P3_CollaborationExport.csv</text:h>
      <text:p text:style-name="First_20_Paragraph">Unterschiedliche Arten der Kollaboration in den Projekte</text:p>
      <text:h text:style-name="Heading_20_4" text:outline-level="4"><text:soft-page-break/>Group/Person</text:h>
      <text:p text:style-name="First_20_Paragraph">Beteiligte und ihre Organisationen sind hier wieder zu sehen.<text:bookmark text:name="groupperson"/></text:p>
      <text:h text:style-name="Heading_20_4" text:outline-level="4">Types of collaboration | <text:span text:style-name="T2">?</text:span></text:h>
      <text:p text:style-name="First_20_Paragraph">Die Arten der Kollaboration. Leider sind sie nur organisatorisch gedacht und die Beschreibung enthält nicht so viele Details. Die Kategorien sind folgend:</text:p>
      <text:list xml:id="list202447275133948" text:continue-list="list4129856217" text:style-name="WWNum1002">
        <text:list-item>
          <text:p text:style-name="P2">in-depth/constructive exchanges on approaches, methods or results</text:p>
        </text:list-item>
        <text:list-item>
          <text:p text:style-name="P2">Publication</text:p>
        </text:list-item>
        <text:list-item>
          <text:p text:style-name="P2">Research Infrastructure</text:p>
        </text:list-item>
        <text:list-item>
          <text:p text:style-name="P2">Industry/business/other use-inspired collaboration</text:p>
        </text:list-item>
        <text:list-item>
          <text:p text:style-name="P2">Exchange of personnel</text:p>
        </text:list-item>
      </text:list>
      <text:p text:style-name="First_20_Paragraph">Wir könnten auf bestimmte Kollaborationsarten fokussieren aber diese Kategorien sagen zu wenig.<text:bookmark text:name="types-of-collaboration"/></text:p>
      <text:h text:style-name="Heading_20_4" text:outline-level="4">Country</text:h>
      <text:p text:style-name="First_20_Paragraph">Hier haben wir die kollaborierende Länder. Über den SI-Aspekt in unterschiedlichen Kombinationen der Länder könnte am Ende in die Analyse gebracht we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Cambria1" svg:font-family="Cambria"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style:contextual-spacing="false"/>
    </style:style>
    <style:style style:name="Title" style:family="paragraph" style:parent-style-name="Standard" style:next-style-name="Text_20_body" style:default-outline-level=""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847cm" fo:margin-right="0.847cm" fo:margin-top="0.176cm" fo:margin-bottom="0.176cm" style:contextual-spacing="false" fo:text-indent="0cm"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bullet-char=" ">
        <style:list-level-properties text:list-level-position-and-space-mode="label-alignment">
          <style:list-level-label-alignment text:label-followed-by="listtab" fo:text-indent="-0.847cm" fo:margin-left="0.847cm"/>
        </style:list-level-properties>
      </text:list-level-style-bullet>
      <text:list-level-style-bullet text:level="2"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text:bullet-char=" ">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text:bullet-char=" ">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bullet-char="•">
        <style:list-level-properties text:list-level-position-and-space-mode="label-alignment">
          <style:list-level-label-alignment text:label-followed-by="listtab" fo:text-indent="-0.847cm" fo:margin-left="0.847cm"/>
        </style:list-level-properties>
      </text:list-level-style-bullet>
      <text:list-level-style-bullet text:level="2"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text:bullet-char="•">
        <style:list-level-properties text:list-level-position-and-space-mode="label-alignment">
          <style:list-level-label-alignment text:label-followed-by="listtab" fo:text-indent="-0.847cm" fo:margin-left="0.847cm"/>
        </style:list-level-properties>
      </text:list-level-style-bullet>
      <text:list-level-style-bullet text:level="2"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7T19:15:54</meta:creation-date>
    <dc:date>2021-03-17T20:24:47.109920843</dc:date>
    <meta:generator>LibreOffice/7.0.4.2$Linux_X86_64 LibreOffice_project/00$Build-2</meta:generator>
    <meta:editing-duration>PT14M38S</meta:editing-duration>
    <dc:creator>utku </dc:creator>
    <meta:editing-cycles>1</meta:editing-cycles>
    <meta:document-statistic meta:table-count="0" meta:image-count="0" meta:object-count="0" meta:page-count="4" meta:paragraph-count="70" meta:word-count="766" meta:character-count="5562" meta:non-whitespace-character-count="4873"/>
    <meta:user-defined meta:name="AppVersion">12.0000</meta:user-defined>
    <meta:user-defined meta:name="date"/>
    <meta:user-defined meta:name="output">pdf_document</meta:user-defined>
    <meta:template xlink:type="simple" xlink:actuate="onRequest" xlink:title="Normal.dotm" xlink:href=""/>
  </office:meta>
</office:document-meta>
</file>